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officeooo:rsid="000880bb"/>
    </style:style>
    <style:style style:name="T3" style:family="text">
      <style:text-properties officeooo:rsid="000af54e"/>
    </style:style>
    <style:style style:name="T4" style:family="text">
      <style:text-properties officeooo:rsid="000dd443"/>
    </style:style>
    <style:style style:name="T5" style:family="text">
      <style:text-properties fo:font-weight="bold" style:font-weight-asian="bold" style:font-weight-complex="bold"/>
    </style:style>
    <style:style style:name="T6" style:family="text">
      <style:text-properties fo:font-weight="bold" officeooo:rsid="000dd443" style:font-weight-asian="bold" style:font-weight-complex="bold"/>
    </style:style>
    <style:style style:name="T7" style:family="text">
      <style:text-properties fo:font-weight="bold" officeooo:rsid="000af54e" style:font-weight-asian="bold" style:font-weight-complex="bold"/>
    </style:style>
    <style:style style:name="T8" style:family="text">
      <style:text-properties fo:font-weight="bold" officeooo:rsid="000f6ce2" style:font-weight-asian="bold" style:font-weight-complex="bold"/>
    </style:style>
    <style:style style:name="T9" style:family="text">
      <style:text-properties officeooo:rsid="000f6ce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06287802"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92234864516245"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982272823" text:style-name="List_20_1">
        <text:list-item>
          <text:p text:style-name="P2"><text:span text:style-name="T5">Java Standard Edition version </text:span><text:span text:style-name="T6">8</text:span> or later, with the environment variable JAVA_HOME pointing to your Java installation root folder</text:p>
        </text:list-item>
        <text:list-item>
          <text:p text:style-name="P2"><text:span text:style-name="T5">Apache Ant, version 1.</text:span><text:span text:style-name="T7">9</text:span><text:span text:style-name="T5">.</text:span><text:span text:style-name="T8">1</text:span> or later, with the environment variable ANT_HOME pointing to the Ant installation root folder</text:p>
        </text:list-item>
        <text:list-item>
          <text:p text:style-name="P2">Entries in the default system PATH for JAVA_HOME/bin and ANT_HOME/bin</text:p>
        </text:list-item>
      </text:list>
      <text:list xml:id="list92235205094671" text:continue-list="list92234864516245"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s://www.jppf.org/downloads.php" text:style-name="Internet_20_link" text:visited-style-name="Visited_20_Internet_20_Link">JPPF downloads page</text:a>.</text:p>
      <text:p text:style-name="Text_20_body">We have tried to give each module a name that makes sense. The format is <text:span text:style-name="T1">JPPF-x.y.z-&lt;module-name&gt;.zip</text:span>, where:</text:p>
      <text:list xml:id="list92235732765259" text:continue-list="list982272823"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92234194750179" text:continue-list="list92235205094671"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92234652972574"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92234921762731" text:continue-list="list92235732765259"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3M43S</meta:editing-duration>
    <meta:editing-cycles>15</meta:editing-cycles>
    <meta:generator>LibreOffice/6.0.3.2$Windows_X86_64 LibreOffice_project/8f48d515416608e3a835360314dac7e47fd0b821</meta:generator>
    <meta:creation-date>2009-11-12T05:47:41.82</meta:creation-date>
    <dc:date>2018-10-09T09:07:56.720000000</dc:date>
    <meta:document-statistic meta:table-count="0" meta:image-count="0" meta:object-count="0" meta:page-count="1" meta:paragraph-count="27" meta:word-count="448" meta:character-count="2739" meta:non-whitespace-character-count="232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